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7.07mm" svg:height="142.02mm" svg:x="270.95mm" svg:y="13.56mm">
            <loext:p draw:notify-on-update-of-ranges="Sheet1.A2:Sheet1.A15 Sheet1.B2:Sheet1.B15 Sheet1.C2:Sheet1.C15 Sheet1.D2:Sheet1.D15 Sheet1.E2:Sheet1.E15 Sheet1.F2:Sheet1.F15 Sheet1.G2:Sheet1.G15 Sheet1.H2:Sheet1.H15 Sheet1.I2:Sheet1.I15 Sheet1.J2:Sheet1.J15 Sheet1.K2:Sheet1.K15 Sheet1.L2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It</text:p>
          </table:table-cell>
          <table:table-cell office:value-type="string" calcext:value-type="string">
            <text:p>secIt</text:p>
          </table:table-cell>
          <table:table-cell office:value-type="string" calcext:value-type="string">
            <text:p>thrIt,,,</text:p>
          </table:table-cell>
          <table:table-cell office:value-type="string" calcext:value-type="string">
            <text:p><text:s/>nIt</text:p>
          </table:table-cell>
          <table:table-cell table:number-columns-repeated="6"/>
          <table:table-cell office:value-type="string" calcext:value-type="string">
            <text:p>Analytic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0.877582561890373" calcext:value-type="float">
            <text:p>0,8775825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030230586814" calcext:value-type="float">
            <text:p>0,5403023059</text:p>
          </table:table-cell>
          <table:table-cell table:number-columns-repeated="8" office:value-type="float" office:value="0.750670052070114" calcext:value-type="float">
            <text:p>0,7506700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0707372016677029" calcext:value-type="float">
            <text:p>0,0707372017</text:p>
          </table:table-cell>
          <table:table-cell office:value-type="float" office:value="0.56948469496973" calcext:value-type="float">
            <text:p>0,569484695</text:p>
          </table:table-cell>
          <table:table-cell table:number-columns-repeated="7" office:value-type="float" office:value="0.619912529983647" calcext:value-type="float">
            <text:p>0,61991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16146836547142" calcext:value-type="float">
            <text:p>-0,4161468365</text:p>
          </table:table-cell>
          <table:table-cell office:value-type="float" office:value="0.265826233572119" calcext:value-type="float">
            <text:p>0,2658262336</text:p>
          </table:table-cell>
          <table:table-cell office:value-type="float" office:value="0.473891553658226" calcext:value-type="float">
            <text:p>0,4738915537</text:p>
          </table:table-cell>
          <table:table-cell table:number-columns-repeated="6" office:value-type="float" office:value="0.485979749639321" calcext:value-type="float">
            <text:p>0,4859797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-0.801143615546934" calcext:value-type="float">
            <text:p>-0,8011436155</text:p>
          </table:table-cell>
          <table:table-cell office:value-type="float" office:value="-0.202671471442977" calcext:value-type="float">
            <text:p>-0,2026714714</text:p>
          </table:table-cell>
          <table:table-cell office:value-type="float" office:value="0.275567340054262" calcext:value-type="float">
            <text:p>0,2755673401</text:p>
          </table:table-cell>
          <table:table-cell office:value-type="float" office:value="0.346660034123276" calcext:value-type="float">
            <text:p>0,3466600341</text:p>
          </table:table-cell>
          <table:table-cell table:number-columns-repeated="5" office:value-type="float" office:value="0.349557729057771" calcext:value-type="float">
            <text:p>0,3495577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89992496600445" calcext:value-type="float">
            <text:p>-0,9899924966</text:p>
          </table:table-cell>
          <table:table-cell office:value-type="float" office:value="-0.813592486525611" calcext:value-type="float">
            <text:p>-0,8135924865</text:p>
          </table:table-cell>
          <table:table-cell office:value-type="float" office:value="-0.0388083088200837" calcext:value-type="float">
            <text:p>-0,0388083088</text:p>
          </table:table-cell>
          <table:table-cell office:value-type="float" office:value="0.188522862276118" calcext:value-type="float">
            <text:p>0,1885228623</text:p>
          </table:table-cell>
          <table:table-cell office:value-type="float" office:value="0.21065062193693" calcext:value-type="float">
            <text:p>0,2106506219</text:p>
          </table:table-cell>
          <table:table-cell table:number-columns-repeated="4" office:value-type="float" office:value="0.21134523641427" calcext:value-type="float">
            <text:p>0,2113452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-0.936456687290796" calcext:value-type="float">
            <text:p>-0,9364566873</text:p>
          </table:table-cell>
          <table:table-cell office:value-type="float" office:value="-1.46263152882523" calcext:value-type="float">
            <text:p>-1,4626315288</text:p>
          </table:table-cell>
          <table:table-cell office:value-type="float" office:value="-0.538710838236623" calcext:value-type="float">
            <text:p>-0,5387108382</text:p>
          </table:table-cell>
          <table:table-cell office:value-type="float" office:value="-0.0250741284001071" calcext:value-type="float">
            <text:p>-0,0250741284</text:p>
          </table:table-cell>
          <table:table-cell office:value-type="float" office:value="0.0653602332616182" calcext:value-type="float">
            <text:p>0,0653602333</text:p>
          </table:table-cell>
          <table:table-cell office:value-type="float" office:value="0.0718837029134639" calcext:value-type="float">
            <text:p>0,0718837029</text:p>
          </table:table-cell>
          <table:table-cell table:number-columns-repeated="3" office:value-type="float" office:value="0.0720502108734246" calcext:value-type="float">
            <text:p>0,0720502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653643620863612" calcext:value-type="float">
            <text:p>-0,6536436209</text:p>
          </table:table-cell>
          <table:table-cell office:value-type="float" office:value="-1.97804798765249" calcext:value-type="float">
            <text:p>-1,9780479877</text:p>
          </table:table-cell>
          <table:table-cell office:value-type="float" office:value="-1.25732962049879" calcext:value-type="float">
            <text:p>-1,2573296205</text:p>
          </table:table-cell>
          <table:table-cell office:value-type="float" office:value="-0.361667964839943" calcext:value-type="float">
            <text:p>-0,3616679648</text:p>
          </table:table-cell>
          <table:table-cell office:value-type="float" office:value="-0.10194320879059" calcext:value-type="float">
            <text:p>-0,1019432088</text:p>
          </table:table-cell>
          <table:table-cell office:value-type="float" office:value="-0.0695097855749683" calcext:value-type="float">
            <text:p>-0,0695097856</text:p>
          </table:table-cell>
          <table:table-cell office:value-type="float" office:value="-0.0676537776351115" calcext:value-type="float">
            <text:p>-0,0676537776</text:p>
          </table:table-cell>
          <table:table-cell table:number-columns-repeated="2" office:value-type="float" office:value="-0.0676138635509185" calcext:value-type="float">
            <text:p>-0,0676138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-0.21079579943078" calcext:value-type="float">
            <text:p>-0,2107957994</text:p>
          </table:table-cell>
          <table:table-cell office:value-type="float" office:value="-2.16585603476097" calcext:value-type="float">
            <text:p>-2,1658560348</text:p>
          </table:table-cell>
          <table:table-cell office:value-type="float" office:value="-2.14227362169196" calcext:value-type="float">
            <text:p>-2,1422736217</text:p>
          </table:table-cell>
          <table:table-cell office:value-type="float" office:value="-0.911110835131047" calcext:value-type="float">
            <text:p>-0,9111108351</text:p>
          </table:table-cell>
          <table:table-cell office:value-type="float" office:value="-0.330983827356798" calcext:value-type="float">
            <text:p>-0,3309838274</text:p>
          </table:table-cell>
          <table:table-cell office:value-type="float" office:value="-0.218321943206861" calcext:value-type="float">
            <text:p>-0,2183219432</text:p>
          </table:table-cell>
          <table:table-cell office:value-type="float" office:value="-0.207456145064361" calcext:value-type="float">
            <text:p>-0,2074561451</text:p>
          </table:table-cell>
          <table:table-cell office:value-type="float" office:value="-0.206941180452728" calcext:value-type="float">
            <text:p>-0,2069411805</text:p>
          </table:table-cell>
          <table:table-cell office:value-type="float" office:value="-0.206931612537072" calcext:value-type="float">
            <text:p>-0,2069316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83662185463226" calcext:value-type="float">
            <text:p>0,2836621855</text:p>
          </table:table-cell>
          <table:table-cell office:value-type="float" office:value="-1.87391743252884" calcext:value-type="float">
            <text:p>-1,8739174325</text:p>
          </table:table-cell>
          <table:table-cell office:value-type="float" office:value="-3.02189767389262" calcext:value-type="float">
            <text:p>-3,0218976739</text:p>
          </table:table-cell>
          <table:table-cell office:value-type="float" office:value="-1.75101233933944" calcext:value-type="float">
            <text:p>-1,7510123393</text:p>
          </table:table-cell>
          <table:table-cell office:value-type="float" office:value="-0.697392962951943" calcext:value-type="float">
            <text:p>-0,697392963</text:p>
          </table:table-cell>
          <table:table-cell office:value-type="float" office:value="-0.393022324747661" calcext:value-type="float">
            <text:p>-0,3930223247</text:p>
          </table:table-cell>
          <table:table-cell office:value-type="float" office:value="-0.348800570501386" calcext:value-type="float">
            <text:p>-0,3488005705</text:p>
          </table:table-cell>
          <table:table-cell office:value-type="float" office:value="-0.345331966095844" calcext:value-type="float">
            <text:p>-0,3453319661</text:p>
          </table:table-cell>
          <table:table-cell office:value-type="float" office:value="-0.34519172923083" calcext:value-type="float">
            <text:p>-0,3451917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0.70866977429126" calcext:value-type="float">
            <text:p>0,7086697743</text:p>
          </table:table-cell>
          <table:table-cell office:value-type="float" office:value="-1.05518103963472" calcext:value-type="float">
            <text:p>-1,0551810396</text:p>
          </table:table-cell>
          <table:table-cell office:value-type="float" office:value="-3.61085772035351" calcext:value-type="float">
            <text:p>-3,6108577204</text:p>
          </table:table-cell>
          <table:table-cell office:value-type="float" office:value="-2.88659241414366" calcext:value-type="float">
            <text:p>-2,8865924141</text:p>
          </table:table-cell>
          <table:table-cell office:value-type="float" office:value="-1.31279599573178" calcext:value-type="float">
            <text:p>-1,3127959957</text:p>
          </table:table-cell>
          <table:table-cell office:value-type="float" office:value="-0.638671132498472" calcext:value-type="float">
            <text:p>-0,6386711325</text:p>
          </table:table-cell>
          <table:table-cell office:value-type="float" office:value="-0.498958921297312" calcext:value-type="float">
            <text:p>-0,4989589213</text:p>
          </table:table-cell>
          <table:table-cell office:value-type="float" office:value="-0.482785393254372" calcext:value-type="float">
            <text:p>-0,4827853933</text:p>
          </table:table-cell>
          <table:table-cell office:value-type="float" office:value="-0.481717353547821" calcext:value-type="float">
            <text:p>-0,4817173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60170286650366" calcext:value-type="float">
            <text:p>0,9601702867</text:p>
          </table:table-cell>
          <table:table-cell office:value-type="float" office:value="0.19177766660332" calcext:value-type="float">
            <text:p>0,1917776666</text:p>
          </table:table-cell>
          <table:table-cell office:value-type="float" office:value="-3.56869423293221" calcext:value-type="float">
            <text:p>-3,5686942329</text:p>
          </table:table-cell>
          <table:table-cell office:value-type="float" office:value="-4.18100269623738" calcext:value-type="float">
            <text:p>-4,1810026962</text:p>
          </table:table-cell>
          <table:table-cell office:value-type="float" office:value="-2.29873384483631" calcext:value-type="float">
            <text:p>-2,2987338448</text:p>
          </table:table-cell>
          <table:table-cell office:value-type="float" office:value="-1.04264493624478" calcext:value-type="float">
            <text:p>-1,0426449362</text:p>
          </table:table-cell>
          <table:table-cell office:value-type="float" office:value="-0.680052352203435" calcext:value-type="float">
            <text:p>-0,6800523522</text:p>
          </table:table-cell>
          <table:table-cell office:value-type="float" office:value="-0.62164294320717" calcext:value-type="float">
            <text:p>-0,6216429432</text:p>
          </table:table-cell>
          <table:table-cell office:value-type="float" office:value="-0.616031592831874" calcext:value-type="float">
            <text:p>-0,6160315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0.976587625728024" calcext:value-type="float">
            <text:p>0,9765876257</text:p>
          </table:table-cell>
          <table:table-cell office:value-type="float" office:value="1.62194758999147" calcext:value-type="float">
            <text:p>1,62194759</text:p>
          </table:table-cell>
          <table:table-cell office:value-type="float" office:value="-2.60681837917481" calcext:value-type="float">
            <text:p>-2,6068183792</text:p>
          </table:table-cell>
          <table:table-cell office:value-type="float" office:value="-5.30721927809408" calcext:value-type="float">
            <text:p>-5,3072192781</text:p>
          </table:table-cell>
          <table:table-cell office:value-type="float" office:value="-3.72410121235394" calcext:value-type="float">
            <text:p>-3,7241012124</text:p>
          </table:table-cell>
          <table:table-cell office:value-type="float" office:value="-1.74237875191915" calcext:value-type="float">
            <text:p>-1,7423787519</text:p>
          </table:table-cell>
          <table:table-cell office:value-type="float" office:value="-0.944580554701267" calcext:value-type="float">
            <text:p>-0,9445805547</text:p>
          </table:table-cell>
          <table:table-cell office:value-type="float" office:value="-0.77131785272436" calcext:value-type="float">
            <text:p>-0,7713178527</text:p>
          </table:table-cell>
          <table:table-cell office:value-type="float" office:value="-0.748535564771086" calcext:value-type="float">
            <text:p>-0,7485355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3902254343305" calcext:value-type="float">
            <text:p>0,7539022543</text:p>
          </table:table-cell>
          <table:table-cell office:value-type="float" office:value="2.88910870017937" calcext:value-type="float">
            <text:p>2,8891087002</text:p>
          </table:table-cell>
          <table:table-cell office:value-type="float" office:value="-0.617900921766342" calcext:value-type="float">
            <text:p>-0,6179009218</text:p>
          </table:table-cell>
          <table:table-cell office:value-type="float" office:value="-5.75893113766978" calcext:value-type="float">
            <text:p>-5,7589311377</text:p>
          </table:table-cell>
          <table:table-cell office:value-type="float" office:value="-5.50988695096235" calcext:value-type="float">
            <text:p>-5,509886951</text:p>
          </table:table-cell>
          <table:table-cell office:value-type="float" office:value="-2.90823209631501" calcext:value-type="float">
            <text:p>-2,9082320963</text:p>
          </table:table-cell>
          <table:table-cell office:value-type="float" office:value="-1.39551292980538" calcext:value-type="float">
            <text:p>-1,3955129298</text:p>
          </table:table-cell>
          <table:table-cell office:value-type="float" office:value="-0.958575271840437" calcext:value-type="float">
            <text:p>-0,9585752718</text:p>
          </table:table-cell>
          <table:table-cell office:value-type="float" office:value="-0.882666662852564" calcext:value-type="float">
            <text:p>-0,88266666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º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0:20:12.304645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08:31.682764031</meta:creation-date>
    <dc:date>2017-06-26T20:45:28.929458830</dc:date>
    <meta:editing-duration>PT36M</meta:editing-duration>
    <meta:editing-cycles>4</meta:editing-cycles>
    <meta:generator>LibreOffice/5.1.6.2$Linux_X86_64 LibreOffice_project/10m0$Build-2</meta:generator>
    <meta:document-statistic meta:table-count="1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stroke-dash="Ultrafine_20_Dashe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dash" draw:stroke-dash="Ultrafine_20_Dashe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08cm" svg:height="14.203cm" xlink:href=".." xlink:type="simple" chart:class="chart:line" chart:style-name="ch1">
        <chart:legend chart:legend-position="end" svg:x="22.173cm" svg:y="4.312cm" style:legend-expansion="high" chart:style-name="ch2"/>
        <chart:plot-area chart:style-name="ch3" table:cell-range-address="Sheet1.A2:Sheet1.L15" chart:data-source-has-labels="both" svg:x="1.206cm" svg:y="0.097cm" svg:width="19.528cm" svg:height="13.4cm">
          <chartooo:coordinate-region svg:x="1.748cm" svg:y="0.296cm" svg:width="18.892cm" svg:height="13.00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loext:label-string="1st" chart:class="chart:line">
            <chart:data-point chart:repeated="14"/>
          </chart:series>
          <chart:series chart:style-name="ch7" chart:values-cell-range-address="Sheet1.C2:Sheet1.C15" loext:label-string="2nd" chart:class="chart:line">
            <chart:data-point chart:repeated="14"/>
          </chart:series>
          <chart:series chart:style-name="ch8" chart:values-cell-range-address="Sheet1.D2:Sheet1.D15" loext:label-string="3rd" chart:class="chart:line">
            <chart:data-point chart:repeated="14"/>
          </chart:series>
          <chart:series chart:style-name="ch9" chart:values-cell-range-address="Sheet1.E2:Sheet1.E15" loext:label-string="4th" chart:class="chart:line">
            <chart:data-point chart:repeated="14"/>
          </chart:series>
          <chart:series chart:style-name="ch10" chart:values-cell-range-address="Sheet1.F2:Sheet1.F15" loext:label-string="5th" chart:class="chart:line">
            <chart:data-point chart:repeated="14"/>
          </chart:series>
          <chart:series chart:style-name="ch11" chart:values-cell-range-address="Sheet1.G2:Sheet1.G15" loext:label-string="6th" chart:class="chart:line">
            <chart:data-point chart:repeated="14"/>
          </chart:series>
          <chart:series chart:style-name="ch12" chart:values-cell-range-address="Sheet1.H2:Sheet1.H15" loext:label-string="7th" chart:class="chart:line">
            <chart:data-point chart:repeated="14"/>
          </chart:series>
          <chart:series chart:style-name="ch13" chart:values-cell-range-address="Sheet1.I2:Sheet1.I15" loext:label-string="8th" chart:class="chart:line">
            <chart:data-point chart:repeated="14"/>
          </chart:series>
          <chart:series chart:style-name="ch14" chart:values-cell-range-address="Sheet1.J2:Sheet1.J15" loext:label-string="9th" chart:class="chart:line">
            <chart:data-point chart:repeated="14"/>
          </chart:series>
          <chart:series chart:style-name="ch15" chart:values-cell-range-address="Sheet1.K2:Sheet1.K15" loext:label-string="10th" chart:class="chart:line">
            <chart:data-point chart:repeated="14"/>
          </chart:series>
          <chart:series chart:style-name="ch16" chart:values-cell-range-address="Sheet1.L2:Sheet1.L15" loext:label-string="analytic" chart:class="chart:line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6th</text:p>
              </table:table-cell>
              <table:table-cell office:value-type="string">
                <text:p>7th</text:p>
              </table:table-cell>
              <table:table-cell office:value-type="string">
                <text:p>8th</text:p>
              </table:table-cell>
              <table:table-cell office:value-type="string">
                <text:p>9th</text:p>
              </table:table-cell>
              <table:table-cell office:value-type="string">
                <text:p>10th</text:p>
              </table:table-cell>
              <table:table-cell office:value-type="string">
                <text:p>analytic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  <table:table-cell office:value-type="float" office:value="0.877582561890373">
                <text:p>0.877582561890373</text:p>
                <draw:g>
                  <svg:desc>Sheet1.C2:Sheet1.C15</svg:desc>
                </draw:g>
              </table:table-cell>
              <table:table-cell office:value-type="float" office:value="0.877582561890373">
                <text:p>0.877582561890373</text:p>
                <draw:g>
                  <svg:desc>Sheet1.D2:Sheet1.D15</svg:desc>
                </draw:g>
              </table:table-cell>
              <table:table-cell office:value-type="float" office:value="0.877582561890373">
                <text:p>0.877582561890373</text:p>
                <draw:g>
                  <svg:desc>Sheet1.E2:Sheet1.E15</svg:desc>
                </draw:g>
              </table:table-cell>
              <table:table-cell office:value-type="float" office:value="0.877582561890373">
                <text:p>0.877582561890373</text:p>
                <draw:g>
                  <svg:desc>Sheet1.F2:Sheet1.F15</svg:desc>
                </draw:g>
              </table:table-cell>
              <table:table-cell office:value-type="float" office:value="0.877582561890373">
                <text:p>0.877582561890373</text:p>
                <draw:g>
                  <svg:desc>Sheet1.G2:Sheet1.G15</svg:desc>
                </draw:g>
              </table:table-cell>
              <table:table-cell office:value-type="float" office:value="0.877582561890373">
                <text:p>0.877582561890373</text:p>
                <draw:g>
                  <svg:desc>Sheet1.H2:Sheet1.H15</svg:desc>
                </draw:g>
              </table:table-cell>
              <table:table-cell office:value-type="float" office:value="0.877582561890373">
                <text:p>0.877582561890373</text:p>
                <draw:g>
                  <svg:desc>Sheet1.I2:Sheet1.I15</svg:desc>
                </draw:g>
              </table:table-cell>
              <table:table-cell office:value-type="float" office:value="0.877582561890373">
                <text:p>0.877582561890373</text:p>
                <draw:g>
                  <svg:desc>Sheet1.J2:Sheet1.J15</svg:desc>
                </draw:g>
              </table:table-cell>
              <table:table-cell office:value-type="float" office:value="0.877582561890373">
                <text:p>0.877582561890373</text:p>
                <draw:g>
                  <svg:desc>Sheet1.K2:Sheet1.K15</svg:desc>
                </draw:g>
              </table:table-cell>
              <table:table-cell office:value-type="float" office:value="1">
                <text:p>1</text:p>
                <draw:g>
                  <svg:desc>Sheet1.L2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0.750670052070114">
                <text:p>0.750670052070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.0707372016677029">
                <text:p>0.0707372016677029</text:p>
              </table:table-cell>
              <table:table-cell office:value-type="float" office:value="0.56948469496973">
                <text:p>0.56948469496973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0.619912529983647">
                <text:p>0.619912529983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416146836547142">
                <text:p>-0.416146836547142</text:p>
              </table:table-cell>
              <table:table-cell office:value-type="float" office:value="0.265826233572119">
                <text:p>0.265826233572119</text:p>
              </table:table-cell>
              <table:table-cell office:value-type="float" office:value="0.473891553658226">
                <text:p>0.473891553658226</text:p>
              </table:table-cell>
              <table:table-cell office:value-type="float" office:value="0.485979749639321">
                <text:p>0.485979749639321</text:p>
              </table:table-cell>
              <table:table-cell office:value-type="float" office:value="0.485979749639321">
                <text:p>0.485979749639321</text:p>
              </table:table-cell>
              <table:table-cell office:value-type="float" office:value="0.485979749639321">
                <text:p>0.485979749639321</text:p>
              </table:table-cell>
              <table:table-cell office:value-type="float" office:value="0.485979749639321">
                <text:p>0.485979749639321</text:p>
              </table:table-cell>
              <table:table-cell office:value-type="float" office:value="0.485979749639321">
                <text:p>0.485979749639321</text:p>
              </table:table-cell>
              <table:table-cell office:value-type="float" office:value="0.485979749639321">
                <text:p>0.485979749639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0.801143615546934">
                <text:p>-0.801143615546934</text:p>
              </table:table-cell>
              <table:table-cell office:value-type="float" office:value="-0.202671471442977">
                <text:p>-0.202671471442977</text:p>
              </table:table-cell>
              <table:table-cell office:value-type="float" office:value="0.275567340054262">
                <text:p>0.275567340054262</text:p>
              </table:table-cell>
              <table:table-cell office:value-type="float" office:value="0.346660034123276">
                <text:p>0.346660034123276</text:p>
              </table:table-cell>
              <table:table-cell office:value-type="float" office:value="0.349557729057771">
                <text:p>0.349557729057771</text:p>
              </table:table-cell>
              <table:table-cell office:value-type="float" office:value="0.349557729057771">
                <text:p>0.349557729057771</text:p>
              </table:table-cell>
              <table:table-cell office:value-type="float" office:value="0.349557729057771">
                <text:p>0.349557729057771</text:p>
              </table:table-cell>
              <table:table-cell office:value-type="float" office:value="0.349557729057771">
                <text:p>0.349557729057771</text:p>
              </table:table-cell>
              <table:table-cell office:value-type="float" office:value="0.349557729057771">
                <text:p>0.349557729057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989992496600445">
                <text:p>-0.989992496600445</text:p>
              </table:table-cell>
              <table:table-cell office:value-type="float" office:value="-0.813592486525611">
                <text:p>-0.813592486525611</text:p>
              </table:table-cell>
              <table:table-cell office:value-type="float" office:value="-0.0388083088200837">
                <text:p>-0.0388083088200837</text:p>
              </table:table-cell>
              <table:table-cell office:value-type="float" office:value="0.188522862276118">
                <text:p>0.188522862276118</text:p>
              </table:table-cell>
              <table:table-cell office:value-type="float" office:value="0.21065062193693">
                <text:p>0.21065062193693</text:p>
              </table:table-cell>
              <table:table-cell office:value-type="float" office:value="0.21134523641427">
                <text:p>0.21134523641427</text:p>
              </table:table-cell>
              <table:table-cell office:value-type="float" office:value="0.21134523641427">
                <text:p>0.21134523641427</text:p>
              </table:table-cell>
              <table:table-cell office:value-type="float" office:value="0.21134523641427">
                <text:p>0.21134523641427</text:p>
              </table:table-cell>
              <table:table-cell office:value-type="float" office:value="0.21134523641427">
                <text:p>0.21134523641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-0.936456687290796">
                <text:p>-0.936456687290796</text:p>
              </table:table-cell>
              <table:table-cell office:value-type="float" office:value="-1.46263152882523">
                <text:p>-1.46263152882523</text:p>
              </table:table-cell>
              <table:table-cell office:value-type="float" office:value="-0.538710838236623">
                <text:p>-0.538710838236623</text:p>
              </table:table-cell>
              <table:table-cell office:value-type="float" office:value="-0.0250741284001071">
                <text:p>-0.0250741284001071</text:p>
              </table:table-cell>
              <table:table-cell office:value-type="float" office:value="0.0653602332616182">
                <text:p>0.0653602332616182</text:p>
              </table:table-cell>
              <table:table-cell office:value-type="float" office:value="0.0718837029134639">
                <text:p>0.0718837029134639</text:p>
              </table:table-cell>
              <table:table-cell office:value-type="float" office:value="0.0720502108734246">
                <text:p>0.0720502108734246</text:p>
              </table:table-cell>
              <table:table-cell office:value-type="float" office:value="0.0720502108734246">
                <text:p>0.0720502108734246</text:p>
              </table:table-cell>
              <table:table-cell office:value-type="float" office:value="0.0720502108734246">
                <text:p>0.0720502108734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653643620863612">
                <text:p>-0.653643620863612</text:p>
              </table:table-cell>
              <table:table-cell office:value-type="float" office:value="-1.97804798765249">
                <text:p>-1.97804798765249</text:p>
              </table:table-cell>
              <table:table-cell office:value-type="float" office:value="-1.25732962049879">
                <text:p>-1.25732962049879</text:p>
              </table:table-cell>
              <table:table-cell office:value-type="float" office:value="-0.361667964839943">
                <text:p>-0.361667964839943</text:p>
              </table:table-cell>
              <table:table-cell office:value-type="float" office:value="-0.10194320879059">
                <text:p>-0.10194320879059</text:p>
              </table:table-cell>
              <table:table-cell office:value-type="float" office:value="-0.0695097855749683">
                <text:p>-0.0695097855749683</text:p>
              </table:table-cell>
              <table:table-cell office:value-type="float" office:value="-0.0676537776351115">
                <text:p>-0.0676537776351115</text:p>
              </table:table-cell>
              <table:table-cell office:value-type="float" office:value="-0.0676138635509185">
                <text:p>-0.0676138635509185</text:p>
              </table:table-cell>
              <table:table-cell office:value-type="float" office:value="-0.0676138635509185">
                <text:p>-0.0676138635509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-0.21079579943078">
                <text:p>-0.21079579943078</text:p>
              </table:table-cell>
              <table:table-cell office:value-type="float" office:value="-2.16585603476097">
                <text:p>-2.16585603476097</text:p>
              </table:table-cell>
              <table:table-cell office:value-type="float" office:value="-2.14227362169196">
                <text:p>-2.14227362169196</text:p>
              </table:table-cell>
              <table:table-cell office:value-type="float" office:value="-0.911110835131047">
                <text:p>-0.911110835131047</text:p>
              </table:table-cell>
              <table:table-cell office:value-type="float" office:value="-0.330983827356798">
                <text:p>-0.330983827356798</text:p>
              </table:table-cell>
              <table:table-cell office:value-type="float" office:value="-0.218321943206861">
                <text:p>-0.218321943206861</text:p>
              </table:table-cell>
              <table:table-cell office:value-type="float" office:value="-0.207456145064361">
                <text:p>-0.207456145064361</text:p>
              </table:table-cell>
              <table:table-cell office:value-type="float" office:value="-0.206941180452728">
                <text:p>-0.206941180452728</text:p>
              </table:table-cell>
              <table:table-cell office:value-type="float" office:value="-0.206931612537072">
                <text:p>-0.206931612537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83662185463226">
                <text:p>0.283662185463226</text:p>
              </table:table-cell>
              <table:table-cell office:value-type="float" office:value="-1.87391743252884">
                <text:p>-1.87391743252884</text:p>
              </table:table-cell>
              <table:table-cell office:value-type="float" office:value="-3.02189767389262">
                <text:p>-3.02189767389262</text:p>
              </table:table-cell>
              <table:table-cell office:value-type="float" office:value="-1.75101233933944">
                <text:p>-1.75101233933944</text:p>
              </table:table-cell>
              <table:table-cell office:value-type="float" office:value="-0.697392962951943">
                <text:p>-0.697392962951943</text:p>
              </table:table-cell>
              <table:table-cell office:value-type="float" office:value="-0.393022324747661">
                <text:p>-0.393022324747661</text:p>
              </table:table-cell>
              <table:table-cell office:value-type="float" office:value="-0.348800570501386">
                <text:p>-0.348800570501386</text:p>
              </table:table-cell>
              <table:table-cell office:value-type="float" office:value="-0.345331966095844">
                <text:p>-0.345331966095844</text:p>
              </table:table-cell>
              <table:table-cell office:value-type="float" office:value="-0.34519172923083">
                <text:p>-0.34519172923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.70866977429126">
                <text:p>0.70866977429126</text:p>
              </table:table-cell>
              <table:table-cell office:value-type="float" office:value="-1.05518103963472">
                <text:p>-1.05518103963472</text:p>
              </table:table-cell>
              <table:table-cell office:value-type="float" office:value="-3.61085772035351">
                <text:p>-3.61085772035351</text:p>
              </table:table-cell>
              <table:table-cell office:value-type="float" office:value="-2.88659241414366">
                <text:p>-2.88659241414366</text:p>
              </table:table-cell>
              <table:table-cell office:value-type="float" office:value="-1.31279599573178">
                <text:p>-1.31279599573178</text:p>
              </table:table-cell>
              <table:table-cell office:value-type="float" office:value="-0.638671132498472">
                <text:p>-0.638671132498472</text:p>
              </table:table-cell>
              <table:table-cell office:value-type="float" office:value="-0.498958921297312">
                <text:p>-0.498958921297312</text:p>
              </table:table-cell>
              <table:table-cell office:value-type="float" office:value="-0.482785393254372">
                <text:p>-0.482785393254372</text:p>
              </table:table-cell>
              <table:table-cell office:value-type="float" office:value="-0.481717353547821">
                <text:p>-0.481717353547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960170286650366">
                <text:p>0.960170286650366</text:p>
              </table:table-cell>
              <table:table-cell office:value-type="float" office:value="0.19177766660332">
                <text:p>0.19177766660332</text:p>
              </table:table-cell>
              <table:table-cell office:value-type="float" office:value="-3.56869423293221">
                <text:p>-3.56869423293221</text:p>
              </table:table-cell>
              <table:table-cell office:value-type="float" office:value="-4.18100269623738">
                <text:p>-4.18100269623738</text:p>
              </table:table-cell>
              <table:table-cell office:value-type="float" office:value="-2.29873384483631">
                <text:p>-2.29873384483631</text:p>
              </table:table-cell>
              <table:table-cell office:value-type="float" office:value="-1.04264493624478">
                <text:p>-1.04264493624478</text:p>
              </table:table-cell>
              <table:table-cell office:value-type="float" office:value="-0.680052352203435">
                <text:p>-0.680052352203435</text:p>
              </table:table-cell>
              <table:table-cell office:value-type="float" office:value="-0.62164294320717">
                <text:p>-0.62164294320717</text:p>
              </table:table-cell>
              <table:table-cell office:value-type="float" office:value="-0.616031592831874">
                <text:p>-0.616031592831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.976587625728024">
                <text:p>0.976587625728024</text:p>
              </table:table-cell>
              <table:table-cell office:value-type="float" office:value="1.62194758999147">
                <text:p>1.62194758999147</text:p>
              </table:table-cell>
              <table:table-cell office:value-type="float" office:value="-2.60681837917481">
                <text:p>-2.60681837917481</text:p>
              </table:table-cell>
              <table:table-cell office:value-type="float" office:value="-5.30721927809408">
                <text:p>-5.30721927809408</text:p>
              </table:table-cell>
              <table:table-cell office:value-type="float" office:value="-3.72410121235394">
                <text:p>-3.72410121235394</text:p>
              </table:table-cell>
              <table:table-cell office:value-type="float" office:value="-1.74237875191915">
                <text:p>-1.74237875191915</text:p>
              </table:table-cell>
              <table:table-cell office:value-type="float" office:value="-0.944580554701267">
                <text:p>-0.944580554701267</text:p>
              </table:table-cell>
              <table:table-cell office:value-type="float" office:value="-0.77131785272436">
                <text:p>-0.77131785272436</text:p>
              </table:table-cell>
              <table:table-cell office:value-type="float" office:value="-0.748535564771086">
                <text:p>-0.74853556477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53902254343305">
                <text:p>0.753902254343305</text:p>
              </table:table-cell>
              <table:table-cell office:value-type="float" office:value="2.88910870017937">
                <text:p>2.88910870017937</text:p>
              </table:table-cell>
              <table:table-cell office:value-type="float" office:value="-0.617900921766342">
                <text:p>-0.617900921766342</text:p>
              </table:table-cell>
              <table:table-cell office:value-type="float" office:value="-5.75893113766978">
                <text:p>-5.75893113766978</text:p>
              </table:table-cell>
              <table:table-cell office:value-type="float" office:value="-5.50988695096235">
                <text:p>-5.50988695096235</text:p>
              </table:table-cell>
              <table:table-cell office:value-type="float" office:value="-2.90823209631501">
                <text:p>-2.90823209631501</text:p>
              </table:table-cell>
              <table:table-cell office:value-type="float" office:value="-1.39551292980538">
                <text:p>-1.39551292980538</text:p>
              </table:table-cell>
              <table:table-cell office:value-type="float" office:value="-0.958575271840437">
                <text:p>-0.958575271840437</text:p>
              </table:table-cell>
              <table:table-cell office:value-type="float" office:value="-0.882666662852564">
                <text:p>-0.88266666285256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